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9a0" officeooo:paragraph-rsid="000339a0"/>
    </style:style>
    <style:style style:name="P2" style:family="paragraph" style:parent-style-name="Standard">
      <style:text-properties officeooo:rsid="000525f1" officeooo:paragraph-rsid="000525f1"/>
    </style:style>
    <style:style style:name="P3" style:family="paragraph" style:parent-style-name="Standard">
      <style:text-properties officeooo:rsid="00054f9f" officeooo:paragraph-rsid="00054f9f"/>
    </style:style>
    <style:style style:name="P4" style:family="paragraph" style:parent-style-name="Standard">
      <style:text-properties officeooo:rsid="0006cefe" officeooo:paragraph-rsid="0006cefe"/>
    </style:style>
    <style:style style:name="P5" style:family="paragraph" style:parent-style-name="Standard">
      <style:text-properties officeooo:rsid="00073226" officeooo:paragraph-rsid="00073226"/>
    </style:style>
    <style:style style:name="P6" style:family="paragraph" style:parent-style-name="Standard">
      <style:text-properties officeooo:rsid="0009cdfe" officeooo:paragraph-rsid="0009cdfe"/>
    </style:style>
    <style:style style:name="P7" style:family="paragraph" style:parent-style-name="Standard">
      <style:text-properties officeooo:rsid="000a7c0d" officeooo:paragraph-rsid="000a7c0d"/>
    </style:style>
    <style:style style:name="P8" style:family="paragraph" style:parent-style-name="Standard">
      <style:text-properties officeooo:paragraph-rsid="000e4a83"/>
    </style:style>
    <style:style style:name="P9" style:family="paragraph" style:parent-style-name="Standard">
      <style:text-properties officeooo:rsid="000fab91" officeooo:paragraph-rsid="000fab91"/>
    </style:style>
    <style:style style:name="P10" style:family="paragraph" style:parent-style-name="Standard">
      <style:text-properties officeooo:rsid="000e4a83" officeooo:paragraph-rsid="000e4a83"/>
    </style:style>
    <style:style style:name="P11" style:family="paragraph" style:parent-style-name="Standard">
      <style:text-properties officeooo:rsid="001432b8" officeooo:paragraph-rsid="001432b8"/>
    </style:style>
    <style:style style:name="P12" style:family="paragraph" style:parent-style-name="Standard">
      <style:text-properties officeooo:rsid="0014b277" officeooo:paragraph-rsid="0014b277"/>
    </style:style>
    <style:style style:name="P13" style:family="paragraph" style:parent-style-name="Standard">
      <style:text-properties officeooo:rsid="0015f284" officeooo:paragraph-rsid="0015f284"/>
    </style:style>
    <style:style style:name="P14" style:family="paragraph" style:parent-style-name="Standard">
      <style:text-properties officeooo:rsid="00170e27" officeooo:paragraph-rsid="00170e27"/>
    </style:style>
    <style:style style:name="P15" style:family="paragraph" style:parent-style-name="Standard" style:list-style-name="L1">
      <style:text-properties officeooo:rsid="000339a0" officeooo:paragraph-rsid="000339a0"/>
    </style:style>
    <style:style style:name="P16" style:family="paragraph" style:parent-style-name="Standard" style:list-style-name="L3">
      <style:text-properties officeooo:rsid="000339a0" officeooo:paragraph-rsid="000339a0"/>
    </style:style>
    <style:style style:name="P17" style:family="paragraph" style:parent-style-name="Standard" style:list-style-name="L4">
      <style:text-properties officeooo:rsid="000339a0" officeooo:paragraph-rsid="000339a0"/>
    </style:style>
    <style:style style:name="P18" style:family="paragraph" style:parent-style-name="Standard" style:list-style-name="L2">
      <style:text-properties officeooo:rsid="000525f1" officeooo:paragraph-rsid="000525f1"/>
    </style:style>
    <style:style style:name="P19" style:family="paragraph" style:parent-style-name="Standard" style:list-style-name="L4">
      <style:text-properties officeooo:rsid="000525f1" officeooo:paragraph-rsid="000525f1"/>
    </style:style>
    <style:style style:name="P20" style:family="paragraph" style:parent-style-name="Standard" style:list-style-name="L4">
      <style:text-properties officeooo:rsid="00054f9f" officeooo:paragraph-rsid="00054f9f"/>
    </style:style>
    <style:style style:name="P21" style:family="paragraph" style:parent-style-name="Standard" style:list-style-name="L5">
      <style:text-properties officeooo:rsid="0006cefe" officeooo:paragraph-rsid="0006cefe"/>
    </style:style>
    <style:style style:name="P22" style:family="paragraph" style:parent-style-name="Standard" style:list-style-name="L5">
      <style:text-properties officeooo:rsid="00073226" officeooo:paragraph-rsid="00073226"/>
    </style:style>
    <style:style style:name="P23" style:family="paragraph" style:parent-style-name="Standard" style:list-style-name="L6">
      <style:text-properties officeooo:rsid="000a7c0d" officeooo:paragraph-rsid="000a7c0d"/>
    </style:style>
    <style:style style:name="P24" style:family="paragraph" style:parent-style-name="Standard" style:list-style-name="L6">
      <style:text-properties officeooo:rsid="000a7c0d" officeooo:paragraph-rsid="000bf988"/>
    </style:style>
    <style:style style:name="P25" style:family="paragraph" style:parent-style-name="Standard" style:list-style-name="L6">
      <style:text-properties officeooo:rsid="000bf988" officeooo:paragraph-rsid="000bf988"/>
    </style:style>
    <style:style style:name="P26" style:family="paragraph" style:parent-style-name="Standard" style:list-style-name="L6">
      <style:text-properties officeooo:rsid="000bf988" officeooo:paragraph-rsid="000d7d20"/>
    </style:style>
    <style:style style:name="P27" style:family="paragraph" style:parent-style-name="Standard" style:list-style-name="L6">
      <style:text-properties officeooo:rsid="000d7d20" officeooo:paragraph-rsid="000d7d20"/>
    </style:style>
    <style:style style:name="P28" style:family="paragraph" style:parent-style-name="Standard" style:list-style-name="L6">
      <style:text-properties officeooo:rsid="000d7d20" officeooo:paragraph-rsid="000e4a83"/>
    </style:style>
    <style:style style:name="P29" style:family="paragraph" style:parent-style-name="Standard" style:list-style-name="L6">
      <style:text-properties officeooo:rsid="000e4a83" officeooo:paragraph-rsid="000e4a83"/>
    </style:style>
    <style:style style:name="P30" style:family="paragraph" style:parent-style-name="Standard" style:list-style-name="L7">
      <style:text-properties officeooo:rsid="000e4a83" officeooo:paragraph-rsid="000e4a83"/>
    </style:style>
    <style:style style:name="P31" style:family="paragraph" style:parent-style-name="Standard" style:list-style-name="L8">
      <style:text-properties officeooo:rsid="000fab91" officeooo:paragraph-rsid="000fab91"/>
    </style:style>
    <style:style style:name="P32" style:family="paragraph" style:parent-style-name="Standard" style:list-style-name="L8">
      <style:text-properties style:text-underline-style="none" officeooo:rsid="0011620c" officeooo:paragraph-rsid="0011620c"/>
    </style:style>
    <style:style style:name="T1" style:family="text">
      <style:text-properties officeooo:rsid="00073226"/>
    </style:style>
    <style:style style:name="T2" style:family="text">
      <style:text-properties officeooo:rsid="0013447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RNADA DE TRABAJO</text:p>
      <text:p text:style-name="P1">Duracion de la Jornada</text:p>
      <text:list xml:id="list4077110399" text:style-name="L1">
        <text:list-item>
          <text:p text:style-name="P15">Jornada Semanal:</text:p>
          <text:list>
            <text:list-item>
              <text:p text:style-name="P15">Maximo de 40 hs a la semana de trabajo efectivo de promedio en computo anual</text:p>
            </text:list-item>
            <text:list-item>
              <text:p text:style-name="P15">Posibilidad de distribucion irregular de la jornada</text:p>
            </text:list-item>
            <text:list-item>
              <text:p text:style-name="P15">La distribucion deberá respetar los descansos minimos diarios y semanales.</text:p>
            </text:list-item>
          </text:list>
        </text:list-item>
        <text:list-item>
          <text:p text:style-name="P15">Jornada diaria:</text:p>
          <text:list>
            <text:list-item>
              <text:p text:style-name="P15">Maximo 9 hs, salvo que convenio fije una distribucion <text:s/>irregular de la jornada</text:p>
            </text:list-item>
            <text:list-item>
              <text:p text:style-name="P15">Menores de 18 años = 8hs diarias, incluyendo el timpo de formacion</text:p>
            </text:list-item>
          </text:list>
        </text:list-item>
        <text:list-item>
          <text:p text:style-name="P15">Jornadas especiales</text:p>
          <text:list>
            <text:list-item>
              <text:p text:style-name="P15">Ampliadas</text:p>
              <text:list>
                <text:list-item>
                  <text:p text:style-name="P15">Empleados de fincas urbanas, guardias y vigilantes ferroviarios</text:p>
                </text:list-item>
                <text:list-item>
                  <text:p text:style-name="P15">Trabajo en campo</text:p>
                </text:list-item>
                <text:list-item>
                  <text:p text:style-name="P15">Comercio <text:s/>y hosteleria</text:p>
                </text:list-item>
                <text:list-item>
                  <text:p text:style-name="P15">Transportes y trabajo en el mar</text:p>
                </text:list-item>
              </text:list>
            </text:list-item>
            <text:list-item>
              <text:p text:style-name="P15">Limitadas</text:p>
              <text:list>
                <text:list-item>
                  <text:p text:style-name="P15">Trabajos expuestos a riesgos ambientales</text:p>
                </text:list-item>
                <text:list-item>
                  <text:p text:style-name="P15">Trabajos en el interior de la mina</text:p>
                </text:list-item>
                <text:list-item>
                  <text:p text:style-name="P15">Trabajos en cajones de aire comprimido</text:p>
                </text:list-item>
                <text:list-item>
                  <text:p text:style-name="P15">Trabajos en cámaras frigorificas o de congelacion</text:p>
                </text:list-item>
              </text:list>
            </text:list-item>
          </text:list>
        </text:list-item>
      </text:list>
      <text:p text:style-name="P1"/>
      <text:p text:style-name="P2">Tipos de descansos</text:p>
      <text:list xml:id="list3590475669" text:style-name="L2">
        <text:list-item>
          <text:p text:style-name="P18">Descansos dentro de la jornada</text:p>
          <text:list>
            <text:list-item>
              <text:p text:style-name="P18">Jornada partida » No tienen derecho a descansos</text:p>
            </text:list-item>
            <text:list-item>
              <text:p text:style-name="P18">Jornada continuada » Si supera las 6hs tendra derecho a 15 min minimo.</text:p>
              <text:list>
                <text:list-item>
                  <text:p text:style-name="P18">Menores de 18 años tendran derecho a 30 min de descanso a partir de las 4hs y media.</text:p>
                </text:list-item>
              </text:list>
            </text:list-item>
          </text:list>
        </text:list-item>
      </text:list>
      <text:p text:style-name="P1"/>
      <text:p text:style-name="P1">TRABAJO NOCTURNO</text:p>
      <text:p text:style-name="P1"/>
      <text:p text:style-name="P1">»Trabajo nocturno = el que se presta entre las 22h hasta las 6h</text:p>
      <text:p text:style-name="P1">»Trabajador nocturno = El que realiza al menos 3h de su jornada en ese horario</text:p>
      <text:list xml:id="list1199684267" text:style-name="L3">
        <text:list-item>
          <text:p text:style-name="P16">Mayor retribucion = plus de nocturnidad.</text:p>
        </text:list-item>
        <text:list-item>
          <text:p text:style-name="P16">No se puede realizar hs extras, salario f.m.</text:p>
        </text:list-item>
        <text:list-item>
          <text:p text:style-name="P16">Jornada » no + de 8 hs diarias de promedio en un periodo de referencia de 15 dias.</text:p>
        </text:list-item>
        <text:list-item>
          <text:p text:style-name="P16">Medidas especificas de seguridad y salud.</text:p>
        </text:list-item>
        <text:list-item>
          <text:p text:style-name="P16">Prohibicion de trabajo nocturo » menores de edad, las embarazadas o en periodo de lactancia</text:p>
        </text:list-item>
      </text:list>
      <text:p text:style-name="P1"/>
      <text:p text:style-name="P1">TRABAJO A TURNOS</text:p>
      <text:p text:style-name="P1"/>
      <text:list xml:id="list38504138" text:style-name="L4">
        <text:list-item>
          <text:p text:style-name="P17">Plus de turnicidad</text:p>
        </text:list-item>
        <text:list-item>
          <text:p text:style-name="P17">Posibilidad de acumular medio dia de descanso semanal por periodos de hasta 4 semanas o separarlo del dia completo</text:p>
        </text:list-item>
        <text:list-item>
          <text:p text:style-name="P19">En empresas con procesos producientes de 24hs, ningun trabajador en turno de noche mas de 2 semanas consecutivas, salvo que lo solicite voluntariamente.</text:p>
        </text:list-item>
        <text:list-item>
          <text:p text:style-name="P20">Si cursan estudios oficiales, tendremos preferencia para escoger el turno de trabajo</text:p>
        </text:list-item>
      </text:list>
      <text:p text:style-name="P3"/>
      <text:p text:style-name="P3"/>
      <text:p text:style-name="P3"/>
      <text:p text:style-name="P3"/>
      <text:p text:style-name="P3"/>
      <text:p text:style-name="P4"><text:soft-page-break/>Vacaciones anuales</text:p>
      <text:list xml:id="list3987036528" text:style-name="L5">
        <text:list-item>
          <text:p text:style-name="P21">Periodo de descanso retribuido cada año. Por año natural</text:p>
        </text:list-item>
        <text:list-item>
          <text:p text:style-name="P21">Minimo de 30 dias naturales de vacaciones</text:p>
        </text:list-item>
        <text:list-item>
          <text:p text:style-name="P21">Fechas de disfrute » de comun acuerdo entre empresario y trabajador</text:p>
        </text:list-item>
        <text:list-item>
          <text:p text:style-name="P21">Dar a conocer el periodo de vacaciones con 2 meses de antelacion como minimo.</text:p>
        </text:list-item>
        <text:list-item>
          <text:p text:style-name="P21">Vacaciones retibuidas por remuneracion normal. <text:span text:style-name="T1">No posibilidad de comènsacion economica salvo que se avandone la empresa sin haberlas disfrutado.</text:span></text:p>
        </text:list-item>
        <text:list-item>
          <text:p text:style-name="P22">Se disfrutaran en el mismo año, excepto si por maternidad paternidad o baja no se hayan podido disfrutar.</text:p>
        </text:list-item>
      </text:list>
      <text:p text:style-name="P5"/>
      <text:p text:style-name="P6">3,1 3,3 5(Apartados que no hay que estudiar)</text:p>
      <text:p text:style-name="P6"/>
      <text:p text:style-name="P7">NOMINAS</text:p>
      <text:p text:style-name="P7"/>
      <text:p text:style-name="P7">Percepciones Salariales</text:p>
      <text:list xml:id="list2392815035" text:style-name="L6">
        <text:list-item>
          <text:p text:style-name="P23">Salario Base</text:p>
          <text:list>
            <text:list-item>
              <text:p text:style-name="P23">Parte de la retribucion fijada por unidad de tiempo u obra</text:p>
            </text:list-item>
            <text:list-item>
              <text:p text:style-name="P23">Fijada pr categoria profesional</text:p>
            </text:list-item>
          </text:list>
        </text:list-item>
        <text:list-item>
          <text:p text:style-name="P23">Complementos salariales</text:p>
          <text:list>
            <text:list-item>
              <text:p text:style-name="P23">Personales, </text:p>
              <text:list>
                <text:list-item>
                  <text:p text:style-name="P23">Se derivan de las condiciones personales del trabajadora</text:p>
                </text:list-item>
                <text:list-item>
                  <text:p text:style-name="P23">Antiguedad, titulos, idiomas</text:p>
                </text:list-item>
              </text:list>
            </text:list-item>
            <text:list-item>
              <text:p text:style-name="P23">De puesto de trabajos<text:tab/></text:p>
              <text:list>
                <text:list-item>
                  <text:p text:style-name="P23">Nocturnidad</text:p>
                </text:list-item>
                <text:list-item>
                  <text:p text:style-name="P23">Turnicidad</text:p>
                </text:list-item>
                <text:list-item>
                  <text:p text:style-name="P24">Toxicidad, peligrosidad y penosidad</text:p>
                </text:list-item>
              </text:list>
            </text:list-item>
            <text:list-item>
              <text:p text:style-name="P25">Por calidad o cantidad de trabajo</text:p>
              <text:list>
                <text:list-item>
                  <text:p text:style-name="P25">Asistencia y puntualidad</text:p>
                </text:list-item>
                <text:list-item>
                  <text:p text:style-name="P25">Comisiones</text:p>
                </text:list-item>
                <text:list-item>
                  <text:p text:style-name="P26">Horas extraordinarias</text:p>
                </text:list-item>
              </text:list>
            </text:list-item>
            <text:list-item>
              <text:p text:style-name="P27">De vencimiento superiror al mes</text:p>
              <text:list>
                <text:list-item>
                  <text:p text:style-name="P27">Pagas extraordinarias</text:p>
                  <text:list>
                    <text:list-item>
                      <text:p text:style-name="P27">2 al año como minimo</text:p>
                    </text:list-item>
                    <text:list-item>
                      <text:p text:style-name="P27">Cuantia fijada en el combenio colectivo</text:p>
                    </text:list-item>
                    <text:list-item>
                      <text:p text:style-name="P27">Posibilidad de prorrateo (Cada mes del año se cobra un poco mas de manera que al final del año es la misma cantidad que dos pagas extras)</text:p>
                    </text:list-item>
                  </text:list>
                </text:list-item>
                <text:list-item>
                  <text:p text:style-name="P27">Participacion en beneficios</text:p>
                </text:list-item>
              </text:list>
            </text:list-item>
            <text:list-item>
              <text:p text:style-name="P27">En especie</text:p>
              <text:list>
                <text:list-item>
                  <text:p text:style-name="P27">Vivienda</text:p>
                </text:list-item>
                <text:list-item>
                  <text:p text:style-name="P27">Vehiculos</text:p>
                </text:list-item>
                <text:list-item>
                  <text:p text:style-name="P27">Viajes</text:p>
                </text:list-item>
                <text:list-item>
                  <text:p text:style-name="P28">Aportaciones a planes de paises</text:p>
                </text:list-item>
                <text:list-item>
                  <text:p text:style-name="P29">Como maximo en especie me podran pagar el 30% de mi salario, de tal manera que el resto tiene que ser en metalico</text:p>
                </text:list-item>
              </text:list>
            </text:list-item>
          </text:list>
        </text:list-item>
      </text:list>
      <text:p text:style-name="P8"/>
      <text:p text:style-name="P10">Percepciones no salariales (Compensacion de un gasto que hace por el trabajo que hace)</text:p>
      <text:list xml:id="list1435498352" text:style-name="L7">
        <text:list-item>
          <text:p text:style-name="P30">Quebranto de moneda (Cuando se trabaja con dinero)</text:p>
        </text:list-item>
        <text:list-item>
          <text:p text:style-name="P30">Prendas de trabajo y desgaste de herramientas <text:s/></text:p>
        </text:list-item>
        <text:list-item>
          <text:p text:style-name="P30">Gastos de locomocion (Gasolina o peajes que puedo tener durante el trabajo)</text:p>
        </text:list-item>
        <text:list-item>
          <text:p text:style-name="P30">Dietas de viaje (manutencion y estancia)</text:p>
        </text:list-item>
        <text:list-item>
          <text:p text:style-name="P30">Plus de distancia</text:p>
        </text:list-item>
        <text:list-item>
          <text:p text:style-name="P30">Plus de transporte</text:p>
        </text:list-item>
      </text:list>
      <text:p text:style-name="P9"><text:soft-page-break/>Deducciones</text:p>
      <text:list xml:id="list2606472659" text:style-name="L8">
        <text:list-item>
          <text:p text:style-name="P31">Seguridad social</text:p>
          <text:list>
            <text:list-item>
              <text:p text:style-name="P32">BCCC</text:p>
            </text:list-item>
            <text:list-item>
              <text:p text:style-name="P32">BCCP</text:p>
            </text:list-item>
            <text:list-item>
              <text:p text:style-name="P32">BCHEX</text:p>
            </text:list-item>
          </text:list>
        </text:list-item>
        <text:list-item>
          <text:p text:style-name="P31">IRPF » <text:span text:style-name="T2">BIRPF</text:span></text:p>
        </text:list-item>
      </text:list>
      <text:p text:style-name="P9"/>
      <text:p text:style-name="P11">FORMULAS PARA HACER NOMINAS:</text:p>
      <text:p text:style-name="P11"><text:s text:c="2"/></text:p>
      <text:p text:style-name="P11">BCCC = percepciones salariales (SIN horas extras NI pagas extras) + percepciones NO salariales (que coticen a Seguridad Social, ver tabla) + prorrata de pagas extras</text:p>
      <text:p text:style-name="P11"/>
      <text:p text:style-name="P11">BCCP = BCCC + horas extras</text:p>
      <text:p text:style-name="P11"/>
      <text:p text:style-name="P11">BCHEX = importe de horas extras</text:p>
      <text:p text:style-name="P11"/>
      <text:p text:style-name="P11">BIRPF = Percepciones salariales + percepciones NO salariales que tributen a IRPF(ver tabla)</text:p>
      <text:p text:style-name="P11"/>
      <text:p text:style-name="P12">prorrata de pagas extras = (Importe de la paga extra * n.º de pagas extra) / 12 meses del año</text:p>
      <text:p text:style-name="P12"/>
      <text:p text:style-name="P13">EJERCICIO</text:p>
      <text:p text:style-name="P13"/>
      <text:p text:style-name="P13">Trabajador, Salario base = 1000€, Plus de idiomas 200€, 2 pagas extra de 1000€ cada una, Dieta por comida en España de 120€, Quebranto de moneda de 200€</text:p>
      <text:p text:style-name="P13"/>
      <text:p text:style-name="P13"/>
      <text:p text:style-name="P14">NO ENTRA EN EL EXAMEN: </text:p>
      <text:p text:style-name="P14"/>
      <text:p text:style-name="P14">Pag 1 a la 12 no entra.</text:p>
      <text:p text:style-name="P14">Pag 13 a la 22 si entra menos el apartado 3.1 y el 3.3</text:p>
      <text:p text:style-name="P14">Pag 27, 2.1.3 hasta la 3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11:19:00.602000000</meta:creation-date>
    <dc:date>2022-03-15T12:18:30.817000000</dc:date>
    <meta:editing-duration>PT2H53M52S</meta:editing-duration>
    <meta:editing-cycles>14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101" meta:word-count="805" meta:character-count="4436" meta:non-whitespace-character-count="3797"/>
  </office:meta>
</office:document-meta>
</file>